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roman" style:font-pitch="variable"/>
    <style:font-face style:name="Noto Sans Mono1" svg:font-family="'Noto Sans Mono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a315d"/>
    </style:style>
    <style:style style:name="T1" style:family="text">
      <style:text-properties fo:font-weight="normal" officeooo:rsid="000a315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Отчёт по курсовой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roman" style:font-pitch="variable"/>
    <style:font-face style:name="Noto Sans Mono1" svg:font-family="'Noto Sans Mono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Noto Sans Mono" fo:font-family="'Noto Sans Mono'" style:font-family-generic="roman" style:font-pitch="variable" style:font-name-asian="Noto Sans Mono1" style:font-family-asian="'Noto Sans Mono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9:47:39.409006475</meta:creation-date>
    <dc:date>2025-10-20T14:49:59.439377819</dc:date>
    <meta:editing-duration>PT5M</meta:editing-duration>
    <meta:editing-cycles>4</meta:editing-cycles>
    <meta:generator>LibreOffice/25.2.4.3$Linux_X86_64 LibreOffice_project/520$Build-3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